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058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Datum</text:p>
          </table:table-cell>
          <table:table-cell table:style-name="ce1"/>
          <table:table-cell office:value-type="string" table:style-name="ce1">
            <text:p>Notizen</text:p>
          </table:table-cell>
          <table:table-cell office:value-type="string" table:style-name="ce1">
            <text:p>geschrieben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Aufba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Vor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Haupt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Scheinwerfer dreh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Referenzlic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Messwerte und Analy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Umfrag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Auswert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3T00:00:00" table:style-name="ce2">
            <text:p>03.08.18</text:p>
          </table:table-cell>
          <table:table-cell office:value-type="string" table:style-name="ce1">
            <text:p>Fazi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03T00:00:00" table:style-name="ce2">
            <text:p>03.08.18</text:p>
          </table:table-cell>
          <table:table-cell office:value-type="string" table:style-name="ce1">
            <text:p>Ausblick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date" office:date-value="2018-08-04T00:00:00" table:style-name="ce2">
            <text:p>04.08.18</text:p>
          </table:table-cell>
          <table:table-cell office:value-type="string" table:style-name="ce1">
            <text:p>Videogrundlagen</text:p>
          </table:table-cell>
          <table:table-cell office:value-type="string" table:style-name="ce1">
            <text:p>(x)</text:p>
          </table:table-cell>
          <table:table-cell office:value-type="string" table:style-name="ce1">
            <text:p>(x)</text:p>
          </table:table-cell>
          <table:table-cell table:number-columns-repeated="16380"/>
        </table:table-row>
        <table:table-row table:style-name="ro1">
          <table:table-cell office:value-type="date" office:date-value="2018-08-08T00:00:00" table:style-name="ce2">
            <text:p>08.08.18</text:p>
          </table:table-cell>
          <table:table-cell office:value-type="string" table:style-name="ce1">
            <text:p>Messgerät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09T00:00:00" table:style-name="ce2">
            <text:p>09.08.18</text:p>
          </table:table-cell>
          <table:table-cell office:value-type="string" table:style-name="ce1">
            <text:p>Farben und Farbräu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10T00:00:00" table:style-name="ce2">
            <text:p>10.08.18</text:p>
          </table:table-cell>
          <table:table-cell office:value-type="string" table:style-name="ce1">
            <text:p>Leuchtmitt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12T00:00:00" table:style-name="ce2">
            <text:p>12.08.18</text:p>
          </table:table-cell>
          <table:table-cell office:value-type="string" table:style-name="ce1">
            <text:p>Lichttechnische Grundlag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Einleitung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Abstrac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Daten Messwert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Bilder Umfrag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eigene Kontroll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Danksag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18T00:00:00" table:style-name="ce2">
            <text:p>18.08.18</text:p>
          </table:table-cell>
          <table:table-cell office:value-type="string" table:style-name="ce1">
            <text:p>Anha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Tabelle2" table:style-name="ta2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Matthias Held</meta:initial-creator>
    <dc:creator>Matthias Held</dc:creator>
    <meta:creation-date>2018-07-27T14:44:13Z</meta:creation-date>
    <dc:date>2018-08-22T05:22:34Z</dc:date>
    <meta:print-date>2018-08-21T10:25:46Z</meta:print-date>
    <meta:editing-cycles>1</meta:editing-cycles>
    <meta:editing-duration>PT0S</meta:editing-duration>
  </office:meta>
</office:document-meta>
</file>